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5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 table:number-columns-spanned="1" table:number-rows-spanned="2">
            <text:p>m</text:p>
          </table:table-cell>
          <table:table-cell office:value-type="string" calcext:value-type="string">
            <text:p>L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d</text:p>
          </table:table-cell>
          <table:table-cell table:formula="of:=POWER(10;-5)" office:value-type="float" office:value="0.00001" calcext:value-type="float">
            <text:p>0.00001</text:p>
          </table:table-cell>
          <table:table-cell office:value-type="string" calcext:value-type="string" table:number-columns-spanned="1" table:number-rows-spanned="2">
            <text:p>&lt;λ&gt;</text:p>
          </table:table-cell>
          <table:table-cell office:value-type="string" calcext:value-type="string" table:number-columns-spanned="1" table:number-rows-spanned="2">
            <text:p>dλ</text:p>
          </table:table-cell>
          <table:table-cell office:value-type="string" calcext:value-type="string" table:number-columns-spanned="1" table:number-rows-spanned="2">
            <text:p>&lt;dλ&gt;</text:p>
          </table:table-cell>
          <table:table-cell office:value-type="string" calcext:value-type="string" table:number-columns-spanned="1" table:number-rows-spanned="2">
            <text:p>E, %</text:p>
          </table:table-cell>
          <table:table-cell table:number-columns-repeated="16375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l</text:p>
          </table:table-cell>
          <table:covered-table-cell/>
          <table:table-cell office:value-type="string" calcext:value-type="string" table:number-columns-spanned="2" table:number-rows-spanned="1">
            <text:p>λ</text:p>
          </table:table-cell>
          <table:covered-table-cell table:number-columns-repeated="5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formula="of:=[.B3]/100" office:value-type="float" office:value="0.007" calcext:value-type="float">
            <text:p>0.007</text:p>
          </table:table-cell>
          <table:table-cell table:formula="of:=[.C3]*[.$E$1]/([.A3]*[.$C$1])" office:value-type="float" office:value="0.000000538461538461538" calcext:value-type="float">
            <text:p>5.38461538461538E-07</text:p>
          </table:table-cell>
          <table:table-cell table:formula="of:=[.D3]*POWER(10;9)" office:value-type="float" office:value="538.461538461539" calcext:value-type="float">
            <text:p>538.461538461539</text:p>
          </table:table-cell>
          <table:table-cell table:formula="of:=AVERAGE([.E3:.E6])" office:value-type="float" office:value="557.692307692308" calcext:value-type="float" table:number-columns-spanned="1" table:number-rows-spanned="4">
            <text:p>557.692307692308</text:p>
          </table:table-cell>
          <table:table-cell table:formula="of:=ABS([.F$3]-[.E3])" office:value-type="float" office:value="19.2307692307693" calcext:value-type="float">
            <text:p>19.2307692307693</text:p>
          </table:table-cell>
          <table:table-cell table:formula="of:=AVERAGE([.G3:.G6])" office:value-type="float" office:value="19.2307692307693" calcext:value-type="float" table:number-columns-spanned="1" table:number-rows-spanned="4">
            <text:p>19.2307692307693</text:p>
          </table:table-cell>
          <table:table-cell table:formula="of:=[.H3]/[.F3]*100" office:value-type="float" office:value="3.44827586206897" calcext:value-type="float" table:number-columns-spanned="1" table:number-rows-spanned="4">
            <text:p>3.44827586206897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formula="of:=[.B4]/100" office:value-type="float" office:value="0.007" calcext:value-type="float">
            <text:p>0.007</text:p>
          </table:table-cell>
          <table:table-cell table:formula="of:=[.C4]*[.$E$1]/([.A4]*[.$C$1])" office:value-type="float" office:value="0.000000538461538461538" calcext:value-type="float">
            <text:p>5.38461538461538E-07</text:p>
          </table:table-cell>
          <table:table-cell table:formula="of:=[.D4]*POWER(10;9)" office:value-type="float" office:value="538.461538461539" calcext:value-type="float">
            <text:p>538.461538461539</text:p>
          </table:table-cell>
          <table:covered-table-cell/>
          <table:table-cell table:formula="of:=ABS([.F$3]-[.E4])" office:value-type="float" office:value="19.2307692307693" calcext:value-type="float">
            <text:p>19.2307692307693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B5]/100" office:value-type="float" office:value="0.015" calcext:value-type="float">
            <text:p>0.015</text:p>
          </table:table-cell>
          <table:table-cell table:formula="of:=[.C5]*[.$E$1]/([.A5]*[.$C$1])" office:value-type="float" office:value="0.000000576923076923077" calcext:value-type="float">
            <text:p>5.76923076923077E-07</text:p>
          </table:table-cell>
          <table:table-cell table:formula="of:=[.D5]*POWER(10;9)" office:value-type="float" office:value="576.923076923077" calcext:value-type="float">
            <text:p>576.923076923077</text:p>
          </table:table-cell>
          <table:covered-table-cell/>
          <table:table-cell table:formula="of:=ABS([.F$3]-[.E5])" office:value-type="float" office:value="19.2307692307693" calcext:value-type="float">
            <text:p>19.2307692307693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B6]/100" office:value-type="float" office:value="0.015" calcext:value-type="float">
            <text:p>0.015</text:p>
          </table:table-cell>
          <table:table-cell table:formula="of:=[.C6]*[.$E$1]/([.A6]*[.$C$1])" office:value-type="float" office:value="0.000000576923076923077" calcext:value-type="float">
            <text:p>5.76923076923077E-07</text:p>
          </table:table-cell>
          <table:table-cell table:formula="of:=[.D6]*POWER(10;9)" office:value-type="float" office:value="576.923076923077" calcext:value-type="float">
            <text:p>576.923076923077</text:p>
          </table:table-cell>
          <table:covered-table-cell/>
          <table:table-cell table:formula="of:=ABS([.F$3]-[.E6])" office:value-type="float" office:value="19.2307692307693" calcext:value-type="float">
            <text:p>19.2307692307693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[.B7]/100" office:value-type="float" office:value="0.009" calcext:value-type="float">
            <text:p>0.009</text:p>
          </table:table-cell>
          <table:table-cell table:formula="of:=[.C7]*[.$E$1]/([.A7]*[.$C$1])" office:value-type="float" office:value="0.000000692307692307692" calcext:value-type="float">
            <text:p>6.92307692307692E-07</text:p>
          </table:table-cell>
          <table:table-cell table:formula="of:=[.D7]*POWER(10;9)" office:value-type="float" office:value="692.307692307692" calcext:value-type="float">
            <text:p>692.307692307692</text:p>
          </table:table-cell>
          <table:table-cell table:formula="of:=AVERAGE([.E7:.E10])" office:value-type="float" office:value="673.076923076923" calcext:value-type="float" table:number-columns-spanned="1" table:number-rows-spanned="4">
            <text:p>673.076923076923</text:p>
          </table:table-cell>
          <table:table-cell table:formula="of:=ABS([.F$7]-[.E7])" office:value-type="float" office:value="19.2307692307693" calcext:value-type="float">
            <text:p>19.2307692307693</text:p>
          </table:table-cell>
          <table:table-cell table:formula="of:=AVERAGE([.G7:.G10])" office:value-type="float" office:value="19.2307692307693" calcext:value-type="float" table:number-columns-spanned="1" table:number-rows-spanned="4">
            <text:p>19.2307692307693</text:p>
          </table:table-cell>
          <table:table-cell table:formula="of:=[.H7]/[.F7]*100" office:value-type="float" office:value="2.85714285714287" calcext:value-type="float" table:number-columns-spanned="1" table:number-rows-spanned="4">
            <text:p>2.85714285714287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[.B8]/100" office:value-type="float" office:value="0.009" calcext:value-type="float">
            <text:p>0.009</text:p>
          </table:table-cell>
          <table:table-cell table:formula="of:=[.C8]*[.$E$1]/([.A8]*[.$C$1])" office:value-type="float" office:value="0.000000692307692307692" calcext:value-type="float">
            <text:p>6.92307692307692E-07</text:p>
          </table:table-cell>
          <table:table-cell table:formula="of:=[.D8]*POWER(10;9)" office:value-type="float" office:value="692.307692307692" calcext:value-type="float">
            <text:p>692.307692307692</text:p>
          </table:table-cell>
          <table:covered-table-cell/>
          <table:table-cell table:formula="of:=ABS([.F$7]-[.E8])" office:value-type="float" office:value="19.2307692307693" calcext:value-type="float">
            <text:p>19.2307692307693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formula="of:=[.B9]/100" office:value-type="float" office:value="0.017" calcext:value-type="float">
            <text:p>0.017</text:p>
          </table:table-cell>
          <table:table-cell table:formula="of:=[.C9]*[.$E$1]/([.A9]*[.$C$1])" office:value-type="float" office:value="0.000000653846153846154" calcext:value-type="float">
            <text:p>6.53846153846154E-07</text:p>
          </table:table-cell>
          <table:table-cell table:formula="of:=[.D9]*POWER(10;9)" office:value-type="float" office:value="653.846153846154" calcext:value-type="float">
            <text:p>653.846153846154</text:p>
          </table:table-cell>
          <table:covered-table-cell/>
          <table:table-cell table:formula="of:=ABS([.F$7]-[.E9])" office:value-type="float" office:value="19.2307692307693" calcext:value-type="float">
            <text:p>19.2307692307693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formula="of:=[.B10]/100" office:value-type="float" office:value="0.017" calcext:value-type="float">
            <text:p>0.017</text:p>
          </table:table-cell>
          <table:table-cell table:formula="of:=[.C10]*[.$E$1]/([.A10]*[.$C$1])" office:value-type="float" office:value="0.000000653846153846154" calcext:value-type="float">
            <text:p>6.53846153846154E-07</text:p>
          </table:table-cell>
          <table:table-cell table:formula="of:=[.D10]*POWER(10;9)" office:value-type="float" office:value="653.846153846154" calcext:value-type="float">
            <text:p>653.846153846154</text:p>
          </table:table-cell>
          <table:covered-table-cell/>
          <table:table-cell table:formula="of:=ABS([.F$7]-[.E10])" office:value-type="float" office:value="19.2307692307693" calcext:value-type="float">
            <text:p>19.2307692307693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formula="of:=[.B11]/100" office:value-type="float" office:value="0.011" calcext:value-type="float">
            <text:p>0.011</text:p>
          </table:table-cell>
          <table:table-cell table:formula="of:=[.C11]*[.$E$1]/([.A11]*[.$C$1])" office:value-type="float" office:value="0.000000846153846153846" calcext:value-type="float">
            <text:p>8.46153846153846E-07</text:p>
          </table:table-cell>
          <table:table-cell table:formula="of:=[.D11]*POWER(10;9)" office:value-type="float" office:value="846.153846153846" calcext:value-type="float">
            <text:p>846.153846153846</text:p>
          </table:table-cell>
          <table:table-cell table:formula="of:=AVERAGE([.E11:.E14])" office:value-type="float" office:value="846.153846153846" calcext:value-type="float" table:number-columns-spanned="1" table:number-rows-spanned="4">
            <text:p>846.153846153846</text:p>
          </table:table-cell>
          <table:table-cell table:formula="of:=ABS([.F$11]-[.E11])" office:value-type="float" office:value="0" calcext:value-type="float">
            <text:p>0</text:p>
          </table:table-cell>
          <table:table-cell table:formula="of:=AVERAGE([.G11:.G14])" office:value-type="float" office:value="0" calcext:value-type="float" table:number-columns-spanned="1" table:number-rows-spanned="4">
            <text:p>0</text:p>
          </table:table-cell>
          <table:table-cell table:formula="of:=[.H11]/[.F11]*100" office:value-type="float" office:value="0" calcext:value-type="float" table:number-columns-spanned="1" table:number-rows-spanned="4">
            <text:p>0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formula="of:=[.B12]/100" office:value-type="float" office:value="0.011" calcext:value-type="float">
            <text:p>0.011</text:p>
          </table:table-cell>
          <table:table-cell table:formula="of:=[.C12]*[.$E$1]/([.A12]*[.$C$1])" office:value-type="float" office:value="0.000000846153846153846" calcext:value-type="float">
            <text:p>8.46153846153846E-07</text:p>
          </table:table-cell>
          <table:table-cell table:formula="of:=[.D12]*POWER(10;9)" office:value-type="float" office:value="846.153846153846" calcext:value-type="float">
            <text:p>846.153846153846</text:p>
          </table:table-cell>
          <table:covered-table-cell/>
          <table:table-cell table:formula="of:=ABS([.F$11]-[.E12])" office:value-type="float" office:value="0" calcext:value-type="float">
            <text:p>0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formula="of:=[.B13]/100" office:value-type="float" office:value="0.022" calcext:value-type="float">
            <text:p>0.022</text:p>
          </table:table-cell>
          <table:table-cell table:formula="of:=[.C13]*[.$E$1]/([.A13]*[.$C$1])" office:value-type="float" office:value="0.000000846153846153846" calcext:value-type="float">
            <text:p>8.46153846153846E-07</text:p>
          </table:table-cell>
          <table:table-cell table:formula="of:=[.D13]*POWER(10;9)" office:value-type="float" office:value="846.153846153846" calcext:value-type="float">
            <text:p>846.153846153846</text:p>
          </table:table-cell>
          <table:covered-table-cell/>
          <table:table-cell table:formula="of:=ABS([.F$11]-[.E13])" office:value-type="float" office:value="0" calcext:value-type="float">
            <text:p>0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formula="of:=[.B14]/100" office:value-type="float" office:value="0.022" calcext:value-type="float">
            <text:p>0.022</text:p>
          </table:table-cell>
          <table:table-cell table:formula="of:=[.C14]*[.$E$1]/([.A14]*[.$C$1])" office:value-type="float" office:value="0.000000846153846153846" calcext:value-type="float">
            <text:p>8.46153846153846E-07</text:p>
          </table:table-cell>
          <table:table-cell table:formula="of:=[.D14]*POWER(10;9)" office:value-type="float" office:value="846.153846153846" calcext:value-type="float">
            <text:p>846.153846153846</text:p>
          </table:table-cell>
          <table:covered-table-cell/>
          <table:table-cell table:formula="of:=ABS([.F$11]-[.E14])" office:value-type="float" office:value="0" calcext:value-type="float">
            <text:p>0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[.B15]/100" office:value-type="float" office:value="0.009" calcext:value-type="float">
            <text:p>0.009</text:p>
          </table:table-cell>
          <table:table-cell table:formula="of:=[.C15]*[.$E$1]/([.A15]*[.$C$1])" office:value-type="float" office:value="0.000000692307692307692" calcext:value-type="float">
            <text:p>6.92307692307692E-07</text:p>
          </table:table-cell>
          <table:table-cell table:formula="of:=[.D15]*POWER(10;9)" office:value-type="float" office:value="692.307692307692" calcext:value-type="float">
            <text:p>692.307692307692</text:p>
          </table:table-cell>
          <table:table-cell table:formula="of:=AVERAGE([.E15:.E18])" office:value-type="float" office:value="711.538461538462" calcext:value-type="float" table:number-columns-spanned="1" table:number-rows-spanned="4">
            <text:p>711.538461538462</text:p>
          </table:table-cell>
          <table:table-cell table:formula="of:=ABS([.F$15]-[.E15])" office:value-type="float" office:value="19.2307692307693" calcext:value-type="float">
            <text:p>19.2307692307693</text:p>
          </table:table-cell>
          <table:table-cell table:formula="of:=AVERAGE([.G15:.G18])" office:value-type="float" office:value="19.2307692307692" calcext:value-type="float" table:number-columns-spanned="1" table:number-rows-spanned="4">
            <text:p>19.2307692307692</text:p>
          </table:table-cell>
          <table:table-cell table:formula="of:=[.H15]/[.F15]*100" office:value-type="float" office:value="2.7027027027027" calcext:value-type="float" table:number-columns-spanned="1" table:number-rows-spanned="4">
            <text:p>2.7027027027027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[.B16]/100" office:value-type="float" office:value="0.009" calcext:value-type="float">
            <text:p>0.009</text:p>
          </table:table-cell>
          <table:table-cell table:formula="of:=[.C16]*[.$E$1]/([.A16]*[.$C$1])" office:value-type="float" office:value="0.000000692307692307692" calcext:value-type="float">
            <text:p>6.92307692307692E-07</text:p>
          </table:table-cell>
          <table:table-cell table:formula="of:=[.D16]*POWER(10;9)" office:value-type="float" office:value="692.307692307692" calcext:value-type="float">
            <text:p>692.307692307692</text:p>
          </table:table-cell>
          <table:covered-table-cell/>
          <table:table-cell table:formula="of:=ABS([.F$15]-[.E16])" office:value-type="float" office:value="19.2307692307693" calcext:value-type="float">
            <text:p>19.2307692307693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formula="of:=[.B17]/100" office:value-type="float" office:value="0.019" calcext:value-type="float">
            <text:p>0.019</text:p>
          </table:table-cell>
          <table:table-cell table:formula="of:=[.C17]*[.$E$1]/([.A17]*[.$C$1])" office:value-type="float" office:value="0.000000730769230769231" calcext:value-type="float">
            <text:p>7.30769230769231E-07</text:p>
          </table:table-cell>
          <table:table-cell table:formula="of:=[.D17]*POWER(10;9)" office:value-type="float" office:value="730.769230769231" calcext:value-type="float">
            <text:p>730.769230769231</text:p>
          </table:table-cell>
          <table:covered-table-cell/>
          <table:table-cell table:formula="of:=ABS([.F$15]-[.E17])" office:value-type="float" office:value="19.2307692307692" calcext:value-type="float">
            <text:p>19.2307692307692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formula="of:=[.B18]/100" office:value-type="float" office:value="0.019" calcext:value-type="float">
            <text:p>0.019</text:p>
          </table:table-cell>
          <table:table-cell table:formula="of:=[.C18]*[.$E$1]/([.A18]*[.$C$1])" office:value-type="float" office:value="0.000000730769230769231" calcext:value-type="float">
            <text:p>7.30769230769231E-07</text:p>
          </table:table-cell>
          <table:table-cell table:formula="of:=[.D18]*POWER(10;9)" office:value-type="float" office:value="730.769230769231" calcext:value-type="float">
            <text:p>730.769230769231</text:p>
          </table:table-cell>
          <table:covered-table-cell/>
          <table:table-cell table:formula="of:=ABS([.F$15]-[.E18])" office:value-type="float" office:value="19.2307692307692" calcext:value-type="float">
            <text:p>19.2307692307692</text:p>
          </table:table-cell>
          <table:covered-table-cell table:number-columns-repeated="2"/>
          <table:table-cell table:number-columns-repeated="16375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2T13:40:15.276000000</meta:creation-date>
    <dc:date>2024-05-12T14:17:52.602000000</dc:date>
    <meta:editing-duration>PT16M35S</meta:editing-duration>
    <meta:editing-cycles>1</meta:editing-cycles>
    <meta:document-statistic meta:table-count="1" meta:cell-count="119" meta:object-count="0"/>
    <meta:generator>LibreOffice/24.2.3.2$Windows_X86_64 LibreOffice_project/433d9c2ded56988e8a90e6b2e771ee4e6a5ab2ba</meta:generator>
  </office:meta>
</office:document-meta>
</file>